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ci_wro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/>
          <table:table-cell office:value-type="string" calcext:value-type="string">
            <text:p>Explainer</text:p>
          </table:table-cell>
          <table:table-cell office:value-type="string" calcext:value-type="string">
            <text:p>Selection strategy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sparsity_all</text:p>
          </table:table-cell>
          <table:table-cell office:value-type="string" calcext:value-type="string">
            <text:p>fidelity_minus</text:p>
          </table:table-cell>
          <table:table-cell office:value-type="string" calcext:value-type="string">
            <text:p>fidelity_plus</text:p>
          </table:table-cell>
          <table:table-cell table:number-columns-repeated="2"/>
          <table:table-cell office:value-type="string" calcext:value-type="string">
            <text:p>fidelity_plus</text:p>
          </table:table-cell>
          <table:table-cell office:value-type="string" calcext:value-type="string">
            <text:p>fidelity_minus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sparsity_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GNNExplainer</text:p>
          </table:table-cell>
          <table:table-cell office:value-type="string" calcext:value-type="string">
            <text:p>-</text:p>
          </table:table-cell>
          <table:table-cell office:value-type="float" office:value="0.324848484848485" calcext:value-type="float">
            <text:p>0.324848484848485</text:p>
          </table:table-cell>
          <table:table-cell office:value-type="float" office:value="0.346601307189543" calcext:value-type="float">
            <text:p>0.346601307189543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4848484848485" calcext:value-type="float">
            <text:p>0.324848484848485</text:p>
          </table:table-cell>
          <table:table-cell office:value-type="float" office:value="0.346601307189543" calcext:value-type="float">
            <text:p>0.346601307189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andom</text:p>
          </table:table-cell>
          <table:table-cell office:value-type="float" office:value="0.0288461538461538" calcext:value-type="float">
            <text:p>0.0288461538461538</text:p>
          </table:table-cell>
          <table:table-cell office:value-type="float" office:value="0.0195021967120181" calcext:value-type="float">
            <text:p>0.01950219671201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985" calcext:value-type="float">
            <text:p>0.985</text:p>
          </table:table-cell>
          <table:table-cell table:number-columns-repeated="2"/>
          <table:table-cell office:value-type="float" office:value="0.985" calcext:value-type="float">
            <text:p>0.9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88461538461538" calcext:value-type="float">
            <text:p>0.0288461538461538</text:p>
          </table:table-cell>
          <table:table-cell office:value-type="float" office:value="0.0195021967120181" calcext:value-type="float">
            <text:p>0.0195021967120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closest</text:p>
          </table:table-cell>
          <table:table-cell office:value-type="float" office:value="0.0208333333333333" calcext:value-type="float">
            <text:p>0.0208333333333333</text:p>
          </table:table-cell>
          <table:table-cell office:value-type="float" office:value="0.0257307610544218" calcext:value-type="float">
            <text:p>0.02573076105442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 table:number-columns-repeated="2"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08333333333333" calcext:value-type="float">
            <text:p>0.0208333333333333</text:p>
          </table:table-cell>
          <table:table-cell office:value-type="float" office:value="0.0257307610544218" calcext:value-type="float">
            <text:p>0.0257307610544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ecent</text:p>
          </table:table-cell>
          <table:table-cell office:value-type="float" office:value="0.0294858870967742" calcext:value-type="float">
            <text:p>0.0294858870967742</text:p>
          </table:table-cell>
          <table:table-cell office:value-type="float" office:value="0.0347907808956916" calcext:value-type="float">
            <text:p>0.0347907808956916</text:p>
          </table:table-cell>
          <table:table-cell office:value-type="float" office:value="0.31" calcext:value-type="float">
            <text:p>0.31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.98" calcext:value-type="float">
            <text:p>0.98</text:p>
          </table:table-cell>
          <table:table-cell office:value-type="float" office:value="0.31" calcext:value-type="float">
            <text:p>0.31</text:p>
          </table:table-cell>
          <table:table-cell office:value-type="float" office:value="0.0294858870967742" calcext:value-type="float">
            <text:p>0.0294858870967742</text:p>
          </table:table-cell>
          <table:table-cell office:value-type="float" office:value="0.0347907808956916" calcext:value-type="float">
            <text:p>0.0347907808956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1-best</text:p>
          </table:table-cell>
          <table:table-cell office:value-type="float" office:value="0.0203419811320755" calcext:value-type="float">
            <text:p>0.0203419811320755</text:p>
          </table:table-cell>
          <table:table-cell office:value-type="float" office:value="0.0283303217120181" calcext:value-type="float">
            <text:p>0.0283303217120181</text:p>
          </table:table-cell>
          <table:table-cell office:value-type="float" office:value="0.265" calcext:value-type="float">
            <text:p>0.265</text:p>
          </table:table-cell>
          <table:table-cell office:value-type="float" office:value="0.985" calcext:value-type="float">
            <text:p>0.985</text:p>
          </table:table-cell>
          <table:table-cell table:number-columns-repeated="2"/>
          <table:table-cell office:value-type="float" office:value="0.985" calcext:value-type="float">
            <text:p>0.98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203419811320755" calcext:value-type="float">
            <text:p>0.0203419811320755</text:p>
          </table:table-cell>
          <table:table-cell office:value-type="float" office:value="0.0283303217120181" calcext:value-type="float">
            <text:p>0.0283303217120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andom</text:p>
          </table:table-cell>
          <table:table-cell office:value-type="float" office:value="0.0422564186965109" calcext:value-type="float">
            <text:p>0.0422564186965109</text:p>
          </table:table-cell>
          <table:table-cell office:value-type="float" office:value="0.0562351936388591" calcext:value-type="float">
            <text:p>0.0562351936388591</text:p>
          </table:table-cell>
          <table:table-cell office:value-type="float" office:value="0.31" calcext:value-type="float">
            <text:p>0.31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  <table:table-cell office:value-type="float" office:value="0.965" calcext:value-type="float">
            <text:p>0.965</text:p>
          </table:table-cell>
          <table:table-cell office:value-type="float" office:value="0.31" calcext:value-type="float">
            <text:p>0.31</text:p>
          </table:table-cell>
          <table:table-cell office:value-type="float" office:value="0.0422564186965109" calcext:value-type="float">
            <text:p>0.0422564186965109</text:p>
          </table:table-cell>
          <table:table-cell office:value-type="float" office:value="0.0562351936388591" calcext:value-type="float">
            <text:p>0.0562351936388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losest</text:p>
          </table:table-cell>
          <table:table-cell office:value-type="float" office:value="0.053140006002401" calcext:value-type="float">
            <text:p>0.053140006002401</text:p>
          </table:table-cell>
          <table:table-cell office:value-type="float" office:value="0.0535614053735529" calcext:value-type="float">
            <text:p>0.0535614053735529</text:p>
          </table:table-cell>
          <table:table-cell office:value-type="float" office:value="0.255" calcext:value-type="float">
            <text:p>0.255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  <table:table-cell office:value-type="float" office:value="0.965" calcext:value-type="float">
            <text:p>0.9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53140006002401" calcext:value-type="float">
            <text:p>0.053140006002401</text:p>
          </table:table-cell>
          <table:table-cell office:value-type="float" office:value="0.0535614053735529" calcext:value-type="float">
            <text:p>0.0535614053735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ecent</text:p>
          </table:table-cell>
          <table:table-cell office:value-type="float" office:value="0.0410246598639456" calcext:value-type="float">
            <text:p>0.0410246598639456</text:p>
          </table:table-cell>
          <table:table-cell office:value-type="float" office:value="0.0499262012919203" calcext:value-type="float">
            <text:p>0.0499262012919203</text:p>
          </table:table-cell>
          <table:table-cell office:value-type="float" office:value="0.375" calcext:value-type="float">
            <text:p>0.375</text:p>
          </table:table-cell>
          <table:table-cell office:value-type="float" office:value="0.975" calcext:value-type="float">
            <text:p>0.975</text:p>
          </table:table-cell>
          <table:table-cell table:number-columns-repeated="2"/>
          <table:table-cell office:value-type="float" office:value="0.975" calcext:value-type="float">
            <text:p>0.9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10246598639456" calcext:value-type="float">
            <text:p>0.0410246598639456</text:p>
          </table:table-cell>
          <table:table-cell office:value-type="float" office:value="0.0499262012919203" calcext:value-type="float">
            <text:p>0.04992620129192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1-best</text:p>
          </table:table-cell>
          <table:table-cell office:value-type="float" office:value="0.0430012282690854" calcext:value-type="float">
            <text:p>0.0430012282690854</text:p>
          </table:table-cell>
          <table:table-cell office:value-type="float" office:value="0.0561762012919203" calcext:value-type="float">
            <text:p>0.0561762012919203</text:p>
          </table:table-cell>
          <table:table-cell office:value-type="float" office:value="0.405" calcext:value-type="float">
            <text:p>0.405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430012282690854" calcext:value-type="float">
            <text:p>0.0430012282690854</text:p>
          </table:table-cell>
          <table:table-cell office:value-type="float" office:value="0.0561762012919203" calcext:value-type="float">
            <text:p>0.056176201291920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table:formula="of:=ROUND([.J2]; 2)" office:value-type="float" office:value="0.72" calcext:value-type="float">
            <text:p>0.72</text:p>
          </table:table-cell>
          <table:table-cell table:formula="of:=ROUND([.K2]; 2)" office:value-type="float" office:value="0.28" calcext:value-type="float">
            <text:p>0.28</text:p>
          </table:table-cell>
          <table:table-cell table:formula="of:=ROUND([.L2]; 2)" office:value-type="float" office:value="0.32" calcext:value-type="float">
            <text:p>0.32</text:p>
          </table:table-cell>
          <table:table-cell table:formula="of:=ROUND([.M2]; 2)" office:value-type="float" office:value="0.35" calcext:value-type="float">
            <text:p>0.35</text:p>
          </table:table-cell>
        </table:table-row>
        <table:table-row table:style-name="ro1">
          <table:table-cell table:number-columns-repeated="9"/>
          <table:table-cell table:formula="of:=ROUND([.J3]; 2)" office:value-type="float" office:value="0.99" calcext:value-type="float">
            <text:p>0.99</text:p>
          </table:table-cell>
          <table:table-cell table:formula="of:=ROUND([.K3]; 2)" office:value-type="float" office:value="0.07" calcext:value-type="float">
            <text:p>0.07</text:p>
          </table:table-cell>
          <table:table-cell table:formula="of:=ROUND([.L3]; 2)" office:value-type="float" office:value="0.03" calcext:value-type="float">
            <text:p>0.03</text:p>
          </table:table-cell>
          <table:table-cell table:formula="of:=ROUND([.M3]; 2)" office:value-type="float" office:value="0.02" calcext:value-type="float">
            <text:p>0.02</text:p>
          </table:table-cell>
        </table:table-row>
        <table:table-row table:style-name="ro1">
          <table:table-cell table:number-columns-repeated="9"/>
          <table:table-cell table:formula="of:=ROUND([.J4]; 2)" office:value-type="float" office:value="0.99" calcext:value-type="float">
            <text:p>0.99</text:p>
          </table:table-cell>
          <table:table-cell table:formula="of:=ROUND([.K4]; 2)" office:value-type="float" office:value="0.02" calcext:value-type="float">
            <text:p>0.02</text:p>
          </table:table-cell>
          <table:table-cell table:formula="of:=ROUND([.L4]; 2)" office:value-type="float" office:value="0.02" calcext:value-type="float">
            <text:p>0.02</text:p>
          </table:table-cell>
          <table:table-cell table:formula="of:=ROUND([.M4]; 2)" office:value-type="float" office:value="0.03" calcext:value-type="float">
            <text:p>0.03</text:p>
          </table:table-cell>
        </table:table-row>
        <table:table-row table:style-name="ro1">
          <table:table-cell table:number-columns-repeated="9"/>
          <table:table-cell table:formula="of:=ROUND([.J5]; 2)" office:value-type="float" office:value="0.98" calcext:value-type="float">
            <text:p>0.98</text:p>
          </table:table-cell>
          <table:table-cell table:formula="of:=ROUND([.K5]; 2)" office:value-type="float" office:value="0.31" calcext:value-type="float">
            <text:p>0.31</text:p>
          </table:table-cell>
          <table:table-cell table:formula="of:=ROUND([.L5]; 2)" office:value-type="float" office:value="0.03" calcext:value-type="float">
            <text:p>0.03</text:p>
          </table:table-cell>
          <table:table-cell table:formula="of:=ROUND([.M5]; 2)" office:value-type="float" office:value="0.03" calcext:value-type="float">
            <text:p>0.03</text:p>
          </table:table-cell>
        </table:table-row>
        <table:table-row table:style-name="ro1">
          <table:table-cell table:number-columns-repeated="9"/>
          <table:table-cell table:formula="of:=ROUND([.J6]; 2)" office:value-type="float" office:value="0.99" calcext:value-type="float">
            <text:p>0.99</text:p>
          </table:table-cell>
          <table:table-cell table:formula="of:=ROUND([.K6]; 2)" office:value-type="float" office:value="0.27" calcext:value-type="float">
            <text:p>0.27</text:p>
          </table:table-cell>
          <table:table-cell table:formula="of:=ROUND([.L6]; 2)" office:value-type="float" office:value="0.02" calcext:value-type="float">
            <text:p>0.02</text:p>
          </table:table-cell>
          <table:table-cell table:formula="of:=ROUND([.M6]; 2)" office:value-type="float" office:value="0.03" calcext:value-type="float">
            <text:p>0.03</text:p>
          </table:table-cell>
        </table:table-row>
        <table:table-row table:style-name="ro1">
          <table:table-cell table:number-columns-repeated="9"/>
          <table:table-cell table:formula="of:=ROUND([.J7]; 2)" office:value-type="float" office:value="0.97" calcext:value-type="float">
            <text:p>0.97</text:p>
          </table:table-cell>
          <table:table-cell table:formula="of:=ROUND([.K7]; 2)" office:value-type="float" office:value="0.31" calcext:value-type="float">
            <text:p>0.31</text:p>
          </table:table-cell>
          <table:table-cell table:formula="of:=ROUND([.L7]; 2)" office:value-type="float" office:value="0.04" calcext:value-type="float">
            <text:p>0.04</text:p>
          </table:table-cell>
          <table:table-cell table:formula="of:=ROUND([.M7]; 2)" office:value-type="float" office:value="0.06" calcext:value-type="float">
            <text:p>0.06</text:p>
          </table:table-cell>
        </table:table-row>
        <table:table-row table:style-name="ro1">
          <table:table-cell table:number-columns-repeated="9"/>
          <table:table-cell table:formula="of:=ROUND([.J8]; 2)" office:value-type="float" office:value="0.97" calcext:value-type="float">
            <text:p>0.97</text:p>
          </table:table-cell>
          <table:table-cell table:formula="of:=ROUND([.K8]; 2)" office:value-type="float" office:value="0.26" calcext:value-type="float">
            <text:p>0.26</text:p>
          </table:table-cell>
          <table:table-cell table:formula="of:=ROUND([.L8]; 2)" office:value-type="float" office:value="0.05" calcext:value-type="float">
            <text:p>0.05</text:p>
          </table:table-cell>
          <table:table-cell table:formula="of:=ROUND([.M8]; 2)" office:value-type="float" office:value="0.05" calcext:value-type="float">
            <text:p>0.05</text:p>
          </table:table-cell>
        </table:table-row>
        <table:table-row table:style-name="ro1">
          <table:table-cell table:number-columns-repeated="9"/>
          <table:table-cell table:formula="of:=ROUND([.J9]; 2)" office:value-type="float" office:value="0.98" calcext:value-type="float">
            <text:p>0.98</text:p>
          </table:table-cell>
          <table:table-cell table:formula="of:=ROUND([.K9]; 2)" office:value-type="float" office:value="0.38" calcext:value-type="float">
            <text:p>0.38</text:p>
          </table:table-cell>
          <table:table-cell table:formula="of:=ROUND([.L9]; 2)" office:value-type="float" office:value="0.04" calcext:value-type="float">
            <text:p>0.04</text:p>
          </table:table-cell>
          <table:table-cell table:formula="of:=ROUND([.M9]; 2)" office:value-type="float" office:value="0.05" calcext:value-type="float">
            <text:p>0.05</text:p>
          </table:table-cell>
        </table:table-row>
        <table:table-row table:style-name="ro1">
          <table:table-cell table:number-columns-repeated="9"/>
          <table:table-cell table:formula="of:=ROUND([.J10]; 2)" office:value-type="float" office:value="0.95" calcext:value-type="float">
            <text:p>0.95</text:p>
          </table:table-cell>
          <table:table-cell table:formula="of:=ROUND([.K10]; 2)" office:value-type="float" office:value="0.41" calcext:value-type="float">
            <text:p>0.41</text:p>
          </table:table-cell>
          <table:table-cell table:formula="of:=ROUND([.L10]; 2)" office:value-type="float" office:value="0.04" calcext:value-type="float">
            <text:p>0.04</text:p>
          </table:table-cell>
          <table:table-cell table:formula="of:=ROUND([.M10]; 2)"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3T15:15:24.029228610</dc:date>
    <meta:editing-duration>PT4M10S</meta:editing-duration>
    <meta:editing-cycles>1</meta:editing-cycles>
    <meta:document-statistic meta:table-count="1" meta:cell-count="145" meta:object-count="0"/>
    <meta:generator>LibreOffice/7.5.5.2$Linux_X86_64 LibreOffice_project/50$Build-2</meta:generator>
  </office:meta>
</office:document-meta>
</file>